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88mm"/>
    </style:style>
    <style:style style:name="co2" style:family="table-column">
      <style:table-column-properties fo:break-before="auto" style:column-width="7.81mm"/>
    </style:style>
    <style:style style:name="co3" style:family="table-column">
      <style:table-column-properties fo:break-before="auto" style:column-width="8.5mm"/>
    </style:style>
    <style:style style:name="co4" style:family="table-column">
      <style:table-column-properties fo:break-before="auto" style:column-width="11.25mm"/>
    </style:style>
    <style:style style:name="co5" style:family="table-column">
      <style:table-column-properties fo:break-before="auto" style:column-width="120.17mm"/>
    </style:style>
    <style:style style:name="co6" style:family="table-column">
      <style:table-column-properties fo:break-before="auto" style:column-width="11.57mm"/>
    </style:style>
    <style:style style:name="co7" style:family="table-column">
      <style:table-column-properties fo:break-before="auto" style:column-width="14.62mm"/>
    </style:style>
    <style:style style:name="co8" style:family="table-column">
      <style:table-column-properties fo:break-before="auto" style:column-width="11.22mm"/>
    </style:style>
    <style:style style:name="co9" style:family="table-column">
      <style:table-column-properties fo:break-before="auto" style:column-width="51.73mm"/>
    </style:style>
    <style:style style:name="co10" style:family="table-column">
      <style:table-column-properties fo:break-before="auto" style:column-width="45.74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66.3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57.19mm"/>
    </style:style>
    <style:style style:name="co16" style:family="table-column">
      <style:table-column-properties fo:break-before="auto" style:column-width="71.17mm"/>
    </style:style>
    <style:style style:name="co17" style:family="table-column">
      <style:table-column-properties fo:break-before="auto" style:column-width="72.27mm"/>
    </style:style>
    <style:style style:name="co18" style:family="table-column">
      <style:table-column-properties fo:break-before="auto" style:column-width="69.71mm"/>
    </style:style>
    <style:style style:name="co19" style:family="table-column">
      <style:table-column-properties fo:break-before="auto" style:column-width="5.43mm"/>
    </style:style>
    <style:style style:name="co20" style:family="table-column">
      <style:table-column-properties fo:break-before="auto" style:column-width="30.97mm"/>
    </style:style>
    <style:style style:name="co21" style:family="table-column">
      <style:table-column-properties fo:break-before="auto" style:column-width="86.87mm"/>
    </style:style>
    <style:style style:name="co22" style:family="table-column">
      <style:table-column-properties fo:break-before="auto" style:column-width="83.71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3.7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21.06mm" fo:break-before="auto" style:use-optimal-row-height="false"/>
    </style:style>
    <style:style style:name="ro7" style:family="table-row">
      <style:table-row-properties style:row-height="14.2mm" fo:break-before="auto" style:use-optimal-row-height="false"/>
    </style:style>
    <style:style style:name="ro8" style:family="table-row">
      <style:table-row-properties style:row-height="11.5mm" fo:break-before="auto" style:use-optimal-row-height="false"/>
    </style:style>
    <style:style style:name="ro9" style:family="table-row">
      <style:table-row-properties style:row-height="15.06mm" fo:break-before="auto" style:use-optimal-row-height="false"/>
    </style:style>
    <style:style style:name="ro10" style:family="table-row">
      <style:table-row-properties style:row-height="12.36mm" fo:break-before="auto" style:use-optimal-row-height="false"/>
    </style:style>
    <style:style style:name="ro11" style:family="table-row">
      <style:table-row-properties style:row-height="12.19mm" fo:break-before="auto" style:use-optimal-row-height="false"/>
    </style:style>
    <style:style style:name="ro12" style:family="table-row">
      <style:table-row-properties style:row-height="16.51mm" fo:break-before="auto" style:use-optimal-row-height="false"/>
    </style:style>
    <style:style style:name="ro13" style:family="table-row">
      <style:table-row-properties style:row-height="6.58mm" fo:break-before="auto" style:use-optimal-row-height="false"/>
    </style:style>
    <style:style style:name="ro14" style:family="table-row">
      <style:table-row-properties style:row-height="8.31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10.53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17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/>
    </style:style>
    <style:style style:name="ce13" style:family="table-cell" style:parent-style-name="Default">
      <style:table-cell-properties fo:background-color="#b4c7dc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fo:background-color="#ffffff" fo:wrap-option="no-wrap"/>
    </style:style>
    <style:style style:name="ce27" style:family="table-cell" style:parent-style-name="Default">
      <style:table-cell-properties fo:background-color="#b4c7dc" fo:wrap-option="wrap"/>
    </style:style>
    <style:style style:name="ce28" style:family="table-cell" style:parent-style-name="Default">
      <style:table-cell-properties fo:background-color="#ffffff" fo:wrap-option="wrap" fo:border="0.74pt solid #000000"/>
    </style:style>
    <style:style style:name="ce29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30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32" style:family="table-cell" style:parent-style-name="Default">
      <style:table-cell-properties fo:background-color="transparent"/>
      <style:text-properties fo:font-size="18pt"/>
    </style:style>
    <style:style style:name="gr1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4.56mm" fo:min-width="77.78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7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1.69mm" fo:min-width="116.93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8mm" fo:min-width="57.2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94mm" fo:min-width="71.96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9" style:family="graphic" style:parent-style-name="Default">
      <style:graphic-properties loext:decorative="false"/>
    </style:style>
    <style:style style:name="gr10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1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2mm" fo:min-width="142.27mm" fo:padding-top="0mm" fo:padding-bottom="0mm" fo:padding-left="1mm" fo:padding-right="0mm" fo:wrap-option="wrap" style:overflow-behavior="clip" style:writing-mode="lr-tb" loext:decorative="false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2" style:family="graphic" style:parent-style-name="Default">
      <style:graphic-properties draw:textarea-vertical-align="middle" loext:decorative="false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3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e8f2a1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size="12pt" style:font-size-asian="12pt" style:font-size-complex="12pt" fo:hyphenate="false"/>
    </style:style>
    <style:style style:name="P7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-color="#778899"/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-color="#cd5c5c"/>
      <style:paragraph-properties fo:text-align="center" style:writing-mode="lr-tb"/>
    </style:style>
    <style:style style:name="P12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3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4" style:family="paragraph">
      <style:paragraph-properties fo:text-align="start"/>
    </style:style>
    <style:style style:name="T1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6pt" style:language-asian="zh" style:country-asian="CN" style:font-style-asian="normal" style:font-weight-asian="normal" style:font-family-complex="Calib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/>
      <table:table table:name="ROMS-Cockpit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onnector draw:z-index="0" draw:name="Connector-Standard" draw:style-name="gr1" draw:text-style-name="P1" svg:x1="374.23mm" svg:y1="208.58mm" svg:x2="423.9mm" svg:y2="137.09mm" draw:start-shape="id1" draw:start-glue-point="7" draw:end-shape="id2" draw:end-glue-point="6" svg:d="M37423 20858h4967v-7149" svg:viewBox="0 0 4968 7150">
            <text:p/>
          </draw:connector>
          <draw:custom-shape draw:z-index="1" draw:name="LOAD_CONSOLES_METADATA 2" draw:style-name="gr2" draw:text-style-name="P3" xml:id="id1" draw:id="id1" svg:width="112.66mm" svg:height="19.5mm" svg:x="261.57mm" svg:y="198.83mm">
            <text:p text:style-name="P2"><text:span text:style-name="T1">%ROOT%/</text:span><text:span text:style-name="T2">ROM_DB_PY</text:span><text:span text:style-name="T1">/</text:span></text:p>
            <text:p text:style-name="P2"><text:span text:style-name="T3">SCRAPE_LIST_ROM_IMAGE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2" draw:name="DB_SQLITE 1" draw:style-name="gr3" draw:text-style-name="P3" xml:id="id2" draw:id="id2" svg:width="82.78mm" svg:height="27.06mm" svg:x="382.51mm" svg:y="110.03mm">
            <text:p text:style-name="P2"><text:span text:style-name="T1">%ROOT%/ROM_DB_PY/DB</text:span></text:p>
            <text:p text:style-name="P2"><text:span text:style-name="T4">RetroRoms.db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3" draw:name="LOAD_CONSOLES_METADATA 4" draw:style-name="gr4" draw:text-style-name="P4" svg:width="68.36mm" svg:height="19.5mm" svg:x="436.78mm" svg:y="142.25mm">
            <text:p text:style-name="P2"><text:span text:style-name="T1">%ROOT%/RomsDB/</text:span><text:span text:style-name="T1"><text:line-break/></text:span><text:span text:style-name="T4">CAX_XML.</text:span><text:span text:style-name="T4">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z-index="4" draw:name="Connector-Standard 3" draw:style-name="gr1" draw:text-style-name="P1" svg:x1="380.43mm" svg:y1="248.11mm" svg:x2="431.59mm" svg:y2="262.78mm" draw:start-shape="id3" draw:start-glue-point="7" draw:end-shape="id4" draw:end-glue-point="0" svg:d="M38043 24811h5116v1467" svg:viewBox="0 0 5117 1468">
            <text:p/>
          </draw:connector>
          <draw:custom-shape draw:z-index="5" draw:name="LOAD_CONSOLES_METADATA 5" draw:style-name="gr2" draw:text-style-name="P3" xml:id="id3" draw:id="id3" svg:width="112.66mm" svg:height="19.5mm" svg:x="267.77mm" svg:y="238.36mm">
            <text:p text:style-name="P2"><text:span text:style-name="T1">%ROOT%/</text:span><text:span text:style-name="T2">ROM_DB_PY</text:span><text:span text:style-name="T1">/</text:span></text:p>
            <text:p text:style-name="P2"><text:span text:style-name="T3">GAMES_LIST_GENERATOR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6" draw:name="Rectangle-Cut- 3" draw:style-name="gr5" draw:text-style-name="P5" svg:width="123.21mm" svg:height="15.46mm" svg:x="356.56mm" svg:y="89.06mm">
            <text:p text:style-name="P2"><text:span text:style-name="T1">%ROOT%/RomsDB/</text:span><text:span text:style-name="T1"><text:line-break/></text:span><text:span text:style-name="T5">/home/pi/Documents/</text:span><text:span text:style-name="T5">Projects_DIY/2024-</text:span><text:span text:style-name="T5">ROMS-DB/</text:span><text:span text:style-name="T5">ROM_DB_PY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7" draw:name="Rectangle-Cut- 4" draw:style-name="gr6" draw:text-style-name="P7" xml:id="id5" draw:id="id5" svg:width="65.52mm" svg:height="15.46mm" svg:x="249.43mm" svg:y="147.42mm">
            <text:p text:style-name="P6"><text:span text:style-name="T2">%ROOT%/ROM_DB_PY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9" draw:name="Rectangle-Cut- 5" draw:style-name="gr7" draw:text-style-name="P5" xml:id="id4" draw:id="id4" svg:width="81.94mm" svg:height="23.41mm" svg:x="390.62mm" svg:y="262.78mm">
            <text:p text:style-name="P2"><text:span text:style-name="T6">%ROOT_DB%/</text:span><text:span text:style-name="T6"><text:line-break/></text:span><text:span text:style-name="T7">ROM_DB_PY/gameslists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0" draw:name="Shape 2" draw:style-name="gr8" draw:text-style-name="P9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8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3" draw:style-name="gr8" draw:text-style-name="P9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8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4" draw:style-name="gr8" draw:text-style-name="P9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8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5" draw:style-name="gr8" draw:text-style-name="P9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8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6" draw:style-name="gr8" draw:text-style-name="P9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8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trol draw:z-index="16" draw:name="Control 2" draw:style-name="gr9" draw:text-style-name="P10" svg:width="33.96mm" svg:height="7.82mm" svg:x="377.05mm" svg:y="4.03mm" draw:control="control1"/>
        </table:shapes>
        <table:table-column table:style-name="co1" table:default-cell-style-name="ce7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7"/>
          <table:table-cell table:style-name="ce11">
            <draw:custom-shape draw:z-index="15" draw:name="Shape 14" draw:style-name="gr10" draw:text-style-name="P11" svg:width="38.05mm" svg:height="8.73mm" svg:x="25.6mm" svg:y="3.11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8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2">
          <table:table-cell table:style-name="ce17" office:value-type="string" calcext:value-type="string">
            <text:p>COMMAND LINES</text:p>
          </table:table-cell>
          <table:table-cell table:style-name="ce13" table:number-columns-repeated="16"/>
        </table:table-row>
        <table:table-row table:style-name="ro2">
          <table:table-cell table:style-name="ce19" office:value-type="string" calcext:value-type="string">
            <text:p>Load_XML_All_Consoles</text:p>
          </table:table-cell>
          <table:table-cell table:style-name="ce13" table:number-columns-repeated="3"/>
          <table:table-cell table:style-name="ce13" table:formula="of:=+[.E15]&amp;&quot; &quot;&amp;[.E39]&amp;&quot; &quot;&amp;[.E67]" office:value-type="string" office:string-value="/home/pi/Documents/ArcadeMeta/ROM_DB_PY/Load_XML_All_Consoles.py 10010000X 000000001111100000000000001X" calcext:value-type="string">
            <text:p>/home/pi/Documents/ArcadeMeta/ROM_DB_PY/Load_XML_All_Consoles.py 10010000X 000000001111100000000000001X</text:p>
          </table:table-cell>
          <table:table-cell table:style-name="ce13" table:number-columns-repeated="12"/>
        </table:table-row>
        <table:table-row table:style-name="ro2">
          <table:table-cell table:style-name="ce13" table:number-columns-repeated="17"/>
        </table:table-row>
        <table:table-row table:style-name="ro2">
          <table:table-cell table:style-name="ce19" office:value-type="string" calcext:value-type="string">
            <text:p>Open Explorer at new gameslist</text:p>
          </table:table-cell>
          <table:table-cell table:style-name="ce13" table:number-columns-repeated="3"/>
          <table:table-cell table:style-name="ce13" table:formula="of:=&quot;thunar &quot; &amp;[.E16]" office:value-type="string" office:string-value="thunar /home/pi/Documents/Projects_DIY/2024-ROMS-DB/ROM_DB_PY/gameslists" calcext:value-type="string">
            <text:p>thunar /home/pi/Documents/Projects_DIY/2024-ROMS-DB/ROM_DB_PY/gameslists</text:p>
          </table:table-cell>
          <table:table-cell table:style-name="ce13" table:number-columns-repeated="12"/>
        </table:table-row>
        <table:table-row table:style-name="ro2">
          <table:table-cell table:style-name="ce15" office:value-type="string" calcext:value-type="string">
            <text:p>Open Explorer at gameslist</text:p>
          </table:table-cell>
          <table:table-cell table:style-name="ce13" table:number-columns-repeated="3"/>
          <table:table-cell table:style-name="ce13" table:formula="of:=&quot;thunar &quot; &amp; RNG_ROOT_USB" office:value-type="string" office:string-value="thunar /media/pi/ROM_EXTRA/" calcext:value-type="string">
            <text:p>thunar /media/pi/ROM_EXTRA/</text:p>
          </table:table-cell>
          <table:table-cell table:style-name="ce13" table:number-columns-repeated="12"/>
        </table:table-row>
        <table:table-row table:style-name="ro3">
          <table:table-cell table:style-name="ce11" table:number-columns-repeated="14"/>
          <table:table-cell table:style-name="ce13" table:number-columns-repeated="3"/>
        </table:table-row>
        <table:table-row table:style-name="ro2" table:number-rows-repeated="5">
          <table:table-cell table:style-name="ce15"/>
          <table:table-cell table:style-name="ce13" table:number-columns-repeated="16"/>
        </table:table-row>
        <table:table-row table:style-name="ro2">
          <table:table-cell table:style-name="ce17" office:value-type="string" calcext:value-type="string">
            <text:p>Path File</text:p>
          </table:table-cell>
          <table:table-cell table:style-name="ce13" table:number-columns-repeated="16"/>
        </table:table-row>
        <table:table-row table:style-name="ro2">
          <table:table-cell table:style-name="ce4" office:value-type="string" calcext:value-type="string">
            <text:p>RetroRoms.db</text:p>
          </table:table-cell>
          <table:table-cell table:style-name="ce13" table:number-columns-repeated="3"/>
          <table:table-cell table:style-name="ce13" table:formula="of:=[.E24]&amp;&quot;/RomsDB/DB/RetroRoms.db&quot;" office:value-type="string" office:string-value="/home/pi/Documents/ArcadeMeta/ROM_DB_PY/RomsDB/DB/RetroRoms.db" calcext:value-type="string">
            <text:p>/home/pi/Documents/ArcadeMeta/ROM_DB_PY/RomsDB/DB/RetroRoms.db</text:p>
          </table:table-cell>
          <table:table-cell table:style-name="ce13" table:number-columns-repeated="12"/>
        </table:table-row>
        <table:table-row table:style-name="ro2">
          <table:table-cell table:style-name="ce4" office:value-type="string" calcext:value-type="string">
            <text:p>Load_XML_All_Consoles.py</text:p>
          </table:table-cell>
          <table:table-cell table:style-name="ce13" table:number-columns-repeated="3"/>
          <table:table-cell table:style-name="ce13" table:formula="of:=+[.E24]&amp;&quot;/&quot;&amp;[.A15]" office:value-type="string" office:string-value="/home/pi/Documents/ArcadeMeta/ROM_DB_PY/Load_XML_All_Consoles.py" calcext:value-type="string">
            <text:p>/home/pi/Documents/ArcadeMeta/ROM_DB_PY/Load_XML_All_Consoles.py</text:p>
          </table:table-cell>
          <table:table-cell table:style-name="ce13" table:number-columns-repeated="12"/>
        </table:table-row>
        <table:table-row table:style-name="ro2">
          <table:table-cell table:style-name="ce4" office:value-type="string" calcext:value-type="string">
            <text:p>New game lists</text:p>
          </table:table-cell>
          <table:table-cell table:style-name="ce13" table:number-columns-repeated="3"/>
          <table:table-cell table:style-name="ce13" office:value-type="string" calcext:value-type="string">
            <text:p>/home/pi/Documents/Projects_DIY/2024-ROMS-DB/ROM_DB_PY/gameslists</text:p>
          </table:table-cell>
          <table:table-cell table:style-name="ce13" table:number-columns-repeated="12"/>
        </table:table-row>
        <table:table-row table:style-name="ro2" table:number-rows-repeated="4">
          <table:table-cell table:style-name="ce13" table:number-columns-repeated="17"/>
        </table:table-row>
        <table:table-row table:style-name="ro2">
          <table:table-cell table:style-name="ce17"/>
          <table:table-cell table:style-name="ce13" table:number-columns-repeated="16"/>
        </table:table-row>
        <table:table-row table:style-name="ro2">
          <table:table-cell table:style-name="ce17" office:value-type="string" calcext:value-type="string">
            <text:p>PATHS</text:p>
          </table:table-cell>
          <table:table-cell table:style-name="ce13" table:number-columns-repeated="16"/>
        </table:table-row>
        <table:table-row-group>
          <table:table-row table:style-name="ro2">
            <table:table-cell table:style-name="ce4" office:value-type="string" calcext:value-type="string">
              <text:p>%ROOT_GAMES%</text:p>
            </table:table-cell>
            <table:table-cell table:style-name="ce9"/>
            <table:table-cell table:style-name="ce13" table:number-columns-repeated="2"/>
            <table:table-cell table:style-name="ce24" office:value-type="string" calcext:value-type="string">
              <text:p>/home/pi/ROMS_EXTRA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%ROOT_DB%</text:p>
            </table:table-cell>
            <table:table-cell table:style-name="ce9"/>
            <table:table-cell table:style-name="ce13" table:number-columns-repeated="2"/>
            <table:table-cell table:style-name="ce24" office:value-type="string" calcext:value-type="string">
              <text:p>/home/pi/Documents/ArcadeMeta/ROM_DB_PY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%ROOT_USB%</text:p>
            </table:table-cell>
            <table:table-cell table:style-name="ce9"/>
            <table:table-cell table:style-name="ce13" table:number-columns-repeated="2"/>
            <table:table-cell table:style-name="ce24" office:value-type="string" calcext:value-type="string">
              <text:p>/media/pi/ROM_EXTRA/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%screanshots&amp;</text:p>
            </table:table-cell>
            <table:table-cell table:style-name="ce9"/>
            <table:table-cell table:style-name="ce13" table:number-columns-repeated="2"/>
            <table:table-cell table:style-name="ce24" office:value-type="string" calcext:value-type="string">
              <text:p>/opt/retropie/configs/all/retroarch/screenshots/</text:p>
            </table:table-cell>
            <table:table-cell table:style-name="ce13" table:number-columns-repeated="12"/>
          </table:table-row>
          <table:table-row table:style-name="ro4" table:number-rows-repeated="3">
            <table:table-cell table:style-name="ce4"/>
            <table:table-cell table:style-name="ce9"/>
            <table:table-cell table:style-name="ce13" table:number-columns-repeated="15"/>
          </table:table-row>
        </table:table-row-group>
        <table:table-row table:style-name="ro4">
          <table:table-cell table:style-name="ce4"/>
          <table:table-cell table:style-name="ce9"/>
          <table:table-cell table:style-name="ce13" table:number-columns-repeated="15"/>
        </table:table-row>
        <table:table-row table:style-name="ro5">
          <table:table-cell table:style-name="ce17" office:value-type="string" calcext:value-type="string">
            <text:p>FUNCTIONS</text:p>
          </table:table-cell>
          <table:table-cell table:style-name="ce9"/>
          <table:table-cell table:style-name="ce13" table:number-columns-repeated="15"/>
        </table:table-row>
        <table:table-row-group>
          <table:table-row table:style-name="ro4">
            <table:table-cell table:style-name="ce4" office:value-type="string" calcext:value-type="string">
              <text:p>PATHS</text:p>
            </table:table-cell>
            <table:table-cell table:style-name="ce9" office:value-type="float" office:value="1" calcext:value-type="float">
              <text:p>1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INITIALIZE_DB</text:p>
            </table:table-cell>
            <table:table-cell table:style-name="ce9" office:value-type="float" office:value="2" calcext:value-type="float">
              <text:p>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LISTGAMES</text:p>
            </table:table-cell>
            <table:table-cell table:style-name="ce9" office:value-type="float" office:value="3" calcext:value-type="float">
              <text:p>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ROMS</text:p>
            </table:table-cell>
            <table:table-cell table:style-name="ce9" office:value-type="float" office:value="4" calcext:value-type="float">
              <text:p>4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IMAGES</text:p>
            </table:table-cell>
            <table:table-cell table:style-name="ce9" office:value-type="float" office:value="5" calcext:value-type="float">
              <text:p>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MEDIA</text:p>
            </table:table-cell>
            <table:table-cell table:style-name="ce9" office:value-type="float" office:value="6" calcext:value-type="float">
              <text:p>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IMAGESSCRAPED</text:p>
            </table:table-cell>
            <table:table-cell table:style-name="ce9" office:value-type="float" office:value="7" calcext:value-type="float">
              <text:p>7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office:value-type="string" calcext:value-type="string">
              <text:p>COMMAND LINE PARAMETER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LOADLISTGAMES_2_XML_DB</text:p>
            </table:table-cell>
            <table:table-cell table:style-name="ce9" office:value-type="float" office:value="8" calcext:value-type="float">
              <text:p>8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table:formula="of:=COM.MICROSOFT.CONCAT([.C$27:.C$40])&amp;&quot;X&quot;" office:value-type="string" office:string-value="10010000X" calcext:value-type="string">
              <text:p>10010000X</text:p>
            </table:table-cell>
            <table:table-cell table:style-name="ce13" table:number-columns-repeated="12"/>
          </table:table-row>
        </table:table-row-group>
        <table:table-row table:style-name="ro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5">
          <table:table-cell table:style-name="ce17" office:value-type="string" calcext:value-type="string">
            <text:p>CONSOLES</text:p>
          </table:table-cell>
          <table:table-cell table:style-name="ce9"/>
          <table:table-cell table:style-name="ce13" table:number-columns-repeated="15"/>
        </table:table-row>
        <table:table-row-group>
          <table:table-row table:style-name="ro4">
            <table:table-cell table:style-name="ce4" office:value-type="string" calcext:value-type="string">
              <text:p>arcade</text:p>
            </table:table-cell>
            <table:table-cell table:style-name="ce9" office:value-type="float" office:value="1" calcext:value-type="float">
              <text:p>1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6"/>
            <table:table-cell table:style-name="ce13">
              <draw:connector draw:z-index="8" draw:name="Connector-Standard 4" draw:style-name="gr1" draw:text-style-name="P1" svg:x1="-13.58mm" svg:y1="-72.49mm" svg:x2="22.13mm" svg:y2="-36.54mm" draw:start-shape="id5" draw:start-glue-point="2" draw:end-shape="id1" draw:end-glue-point="4" svg:d="M28219 16288v1799h3571v1796" svg:viewBox="0 0 3572 3596">
                <text:p/>
              </draw:connector>
            </table:table-cell>
            <table:table-cell table:style-name="ce13" table:number-columns-repeated="7"/>
          </table:table-row>
          <table:table-row table:style-name="ro4">
            <table:table-cell table:style-name="ce4" office:value-type="string" calcext:value-type="string">
              <text:p>atari2600</text:p>
            </table:table-cell>
            <table:table-cell table:style-name="ce9" office:value-type="float" office:value="2" calcext:value-type="float">
              <text:p>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atari5200</text:p>
            </table:table-cell>
            <table:table-cell table:style-name="ce9" office:value-type="float" office:value="3" calcext:value-type="float">
              <text:p>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atari7800</text:p>
            </table:table-cell>
            <table:table-cell table:style-name="ce9" office:value-type="float" office:value="4" calcext:value-type="float">
              <text:p>4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c64</text:p>
            </table:table-cell>
            <table:table-cell table:style-name="ce9" office:value-type="float" office:value="5" calcext:value-type="float">
              <text:p>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dreamcast</text:p>
            </table:table-cell>
            <table:table-cell table:style-name="ce9" office:value-type="float" office:value="6" calcext:value-type="float">
              <text:p>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gba</text:p>
            </table:table-cell>
            <table:table-cell table:style-name="ce9" office:value-type="float" office:value="7" calcext:value-type="float">
              <text:p>7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gc</text:p>
            </table:table-cell>
            <table:table-cell table:style-name="ce9" office:value-type="float" office:value="8" calcext:value-type="float">
              <text:p>8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me</text:p>
            </table:table-cell>
            <table:table-cell table:style-name="ce9" office:value-type="float" office:value="9" calcext:value-type="float">
              <text:p>9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me-advmame</text:p>
            </table:table-cell>
            <table:table-cell table:style-name="ce9" office:value-type="float" office:value="10" calcext:value-type="float">
              <text:p>10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me-libretro</text:p>
            </table:table-cell>
            <table:table-cell table:style-name="ce9" office:value-type="float" office:value="11" calcext:value-type="float">
              <text:p>11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me-mame4all</text:p>
            </table:table-cell>
            <table:table-cell table:style-name="ce9" office:value-type="float" office:value="12" calcext:value-type="float">
              <text:p>12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stersystems</text:p>
            </table:table-cell>
            <table:table-cell table:style-name="ce9" office:value-type="float" office:value="13" calcext:value-type="float">
              <text:p>13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egadrive</text:p>
            </table:table-cell>
            <table:table-cell table:style-name="ce9" office:value-type="float" office:value="14" calcext:value-type="float">
              <text:p>14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n64</text:p>
            </table:table-cell>
            <table:table-cell table:style-name="ce9" office:value-type="float" office:value="15" calcext:value-type="float">
              <text:p>1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nds</text:p>
            </table:table-cell>
            <table:table-cell table:style-name="ce9" office:value-type="float" office:value="16" calcext:value-type="float">
              <text:p>1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neogeo</text:p>
            </table:table-cell>
            <table:table-cell table:style-name="ce9" office:value-type="float" office:value="17" calcext:value-type="float">
              <text:p>17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nes</text:p>
            </table:table-cell>
            <table:table-cell table:style-name="ce9" office:value-type="float" office:value="18" calcext:value-type="float">
              <text:p>18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pc</text:p>
            </table:table-cell>
            <table:table-cell table:style-name="ce9" office:value-type="float" office:value="19" calcext:value-type="float">
              <text:p>19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ports</text:p>
            </table:table-cell>
            <table:table-cell table:style-name="ce9" office:value-type="float" office:value="20" calcext:value-type="float">
              <text:p>20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psp</text:p>
            </table:table-cell>
            <table:table-cell table:style-name="ce9" office:value-type="float" office:value="21" calcext:value-type="float">
              <text:p>21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psx</text:p>
            </table:table-cell>
            <table:table-cell table:style-name="ce9" office:value-type="float" office:value="22" calcext:value-type="float">
              <text:p>2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saturn</text:p>
            </table:table-cell>
            <table:table-cell table:style-name="ce9" office:value-type="float" office:value="23" calcext:value-type="float">
              <text:p>2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sg-1000</text:p>
            </table:table-cell>
            <table:table-cell table:style-name="ce9" office:value-type="float" office:value="24" calcext:value-type="float">
              <text:p>24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snes</text:p>
            </table:table-cell>
            <table:table-cell table:style-name="ce9" office:value-type="float" office:value="25" calcext:value-type="float">
              <text:p>2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office:value-type="string" calcext:value-type="string">
              <text:p>COMMAND LINE PARAMETER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zxspectrum</text:p>
            </table:table-cell>
            <table:table-cell table:style-name="ce9" office:value-type="float" office:value="26" calcext:value-type="float">
              <text:p>2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table:formula="of:=COM.MICROSOFT.CONCAT([.C$42:.C$68])&amp;&quot;X&quot;" office:value-type="string" office:string-value="000000001111100000000000001X" calcext:value-type="string">
              <text:p>000000001111100000000000001X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TurboGrafX <text:s text:c="3"/>pcengine</text:p>
            </table:table-cell>
            <table:table-cell table:style-name="ce9" office:value-type="float" office:value="27" calcext:value-type="float">
              <text:p>27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</table:table-row-group>
        <table:table-row table:style-name="ro4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6">
          <table:table-cell table:style-name="ce4" table:number-columns-repeated="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7">
          <table:table-cell table:style-name="ce4" table:number-columns-repeated="4"/>
          <table:table-cell table:style-name="ce13" table:number-columns-repeated="13"/>
        </table:table-row>
        <table:table-row table:style-name="ro8">
          <table:table-cell table:style-name="ce4" table:number-columns-repeated="4"/>
          <table:table-cell table:style-name="ce13" table:number-columns-repeated="13"/>
        </table:table-row>
        <table:table-row table:style-name="ro4" table:number-rows-repeated="4">
          <table:table-cell table:style-name="ce4" table:number-columns-repeated="4"/>
          <table:table-cell table:style-name="ce13" table:number-columns-repeated="13"/>
        </table:table-row>
        <table:table-row table:style-name="ro9">
          <table:table-cell table:style-name="ce4" table:number-columns-repeated="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10">
          <table:table-cell table:style-name="ce4" table:number-columns-repeated="4"/>
          <table:table-cell table:style-name="ce13" table:number-columns-repeated="13"/>
        </table:table-row>
        <table:table-row table:style-name="ro4" table:number-rows-repeated="5">
          <table:table-cell table:style-name="ce4" table:number-columns-repeated="4"/>
          <table:table-cell table:style-name="ce13" table:number-columns-repeated="13"/>
        </table:table-row>
        <table:table-row table:style-name="ro11">
          <table:table-cell table:style-name="ce4" table:number-columns-repeated="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12">
          <table:table-cell table:style-name="ce4" table:number-columns-repeated="4"/>
          <table:table-cell table:style-name="ce13" table:number-columns-repeated="13"/>
        </table:table-row>
        <table:table-row table:style-name="ro4">
          <table:table-cell table:style-name="ce4" table:number-columns-repeated="4"/>
          <table:table-cell table:style-name="ce13" table:number-columns-repeated="13"/>
        </table:table-row>
        <table:table-row table:style-name="ro4" table:number-rows-repeated="4">
          <table:table-cell table:number-columns-repeated="17"/>
        </table:table-row>
        <table:table-row table:style-name="ro13">
          <table:table-cell table:number-columns-repeated="17"/>
        </table:table-row>
        <table:table-row table:style-name="ro4" table:number-rows-repeated="1048477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TEMPLATE" table:style-name="ta1">
        <office:forms form:automatic-focus="false" form:apply-design-mode="true"/>
        <table:shapes>
          <draw:custom-shape draw:z-index="0" draw:name="Shape 1" draw:style-name="gr8" draw:text-style-name="P9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8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5" draw:style-name="gr8" draw:text-style-name="P9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8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16" draw:style-name="gr8" draw:text-style-name="P9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8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17" draw:style-name="gr8" draw:text-style-name="P9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8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18" draw:style-name="gr8" draw:text-style-name="P9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8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19" draw:style-name="gr10" draw:text-style-name="P11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8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4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4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6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TEMPLATE.Q64" table:end-x="15.5mm" table:end-y="11.63mm" draw:z-index="6" draw:name="Rechteck 2" draw:style-name="gr11" draw:text-style-name="P13" svg:width="143.26mm" svg:height="17.81mm" svg:x="13.69mm" svg:y="2.85mm">
              <text:p text:style-name="P12"><text:span text:style-name="T8">\\10.236.177.4\D_Drive\</text:span><text:span text:style-name="T9">MIDDLEWARE_LOG\epl_stammdaten\</text:span><text:span text:style-name="T10"><text:line-break/></text:span><text:span text:style-name="T11">SAP_stammdaten</text:span><text:span text:style-name="T11">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4">
          <table:table-cell table:number-columns-repeated="17"/>
        </table:table-row>
        <table:table-row table:style-name="ro13">
          <table:table-cell table:number-columns-repeated="17"/>
        </table:table-row>
        <table:table-row table:style-name="ro4" table:number-rows-repeated="1048505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SETUP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current-selected="true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8" draw:text-style-name="P9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8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8" draw:style-name="gr8" draw:text-style-name="P9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8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1" table:default-cell-style-name="ce13"/>
        <table:table-column table:style-name="co13" table:number-columns-repeated="9" table:default-cell-style-name="ce13"/>
        <table:table-row table:style-name="ro15">
          <table:table-cell table:style-name="ce11"/>
          <table:table-cell table:style-name="ce11" office:value-type="string" calcext:value-type="string">
            <text:p>SETIP FLOW CHART</text:p>
          </table:table-cell>
          <table:table-cell table:style-name="ce11" table:number-columns-repeated="17"/>
        </table:table-row>
        <table:table-row table:style-name="ro4">
          <table:table-cell table:number-columns-repeated="19"/>
        </table:table-row>
        <table:table-row table:style-name="ro4">
          <table:table-cell table:number-columns-repeated="2"/>
          <table:table-cell table:style-name="ce30" office:value-type="string" calcext:value-type="string">
            <text:p>Linux</text:p>
          </table:table-cell>
          <table:table-cell table:number-columns-repeated="16"/>
        </table:table-row>
        <table:table-row table:style-name="ro4">
          <table:table-cell table:number-columns-repeated="2"/>
          <table:table-cell>
            <draw:control draw:z-index="2" draw:name="Control 1" draw:style-name="gr12" draw:text-style-name="P14" svg:width="57.93mm" svg:height="7.31mm" svg:x="9.25mm" svg:y="0.93mm" draw:control="control2"/>
          </table:table-cell>
          <table:table-cell table:number-columns-repeated="16"/>
        </table:table-row>
        <table:table-row table:style-name="ro4">
          <table:table-cell table:number-columns-repeated="2"/>
          <table:table-cell>
            <draw:control draw:z-index="3" draw:name="Control 4" draw:style-name="gr12" draw:text-style-name="P14" svg:width="57.93mm" svg:height="7.31mm" svg:x="9.48mm" svg:y="3.45mm" draw:control="control3"/>
          </table:table-cell>
          <table:table-cell table:number-columns-repeated="16"/>
        </table:table-row>
        <table:table-row table:style-name="ro4" table:number-rows-repeated="4">
          <table:table-cell table:number-columns-repeated="19"/>
        </table:table-row>
        <table:table-row table:style-name="ro16">
          <table:table-cell/>
          <table:table-cell table:style-name="ce27" office:value-type="string" calcext:value-type="string">
            <text:p>VARIABLE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VALUE windows</text:p>
          </table:table-cell>
          <table:table-cell table:style-name="ce27" office:value-type="string" calcext:value-type="string">
            <text:p>VALUE Linux</text:p>
          </table:table-cell>
          <table:table-cell table:style-name="ce27"/>
          <table:table-cell table:style-name="ce27" office:value-type="string" calcext:value-type="string">
            <text:p>PROGRAM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Windows</text:p>
          </table:table-cell>
          <table:table-cell table:style-name="ce27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8" office:value-type="string" calcext:value-type="string">
            <text:p>%ROOT%</text:p>
          </table:table-cell>
          <table:table-cell table:style-name="ce31" table:formula="of:=IF([.$C$3]=&quot;Windows&quot;;[.D11];[.E11])" office:value-type="string" office:string-value="/home/pi/Documents/ArcadeMeta" calcext:value-type="string">
            <text:p>/home/pi/Documents/ArcadeMeta</text:p>
          </table:table-cell>
          <table:table-cell table:style-name="ce28" office:value-type="string" calcext:value-type="string">
            <text:p><text:a xlink:href="file://10.236.177.4/D_Drive" xlink:type="simple">\\10.236.177.4\D_Drive</text:a></text:p>
          </table:table-cell>
          <table:table-cell table:style-name="ce28" office:value-type="string" calcext:value-type="string">
            <text:p>/home/pi/Documents/ArcadeMeta</text:p>
          </table:table-cell>
          <table:table-cell table:style-name="ce27"/>
          <table:table-cell table:style-name="ce28" office:value-type="string" calcext:value-type="string">
            <text:p>explorer</text:p>
          </table:table-cell>
          <table:table-cell table:style-name="ce31" table:formula="of:=IF([.$C$3]=&quot;Windows&quot;;[.I11];[.J11])" office:value-type="string" office:string-value="thunar" calcext:value-type="string">
            <text:p>thunar</text:p>
          </table:table-cell>
          <table:table-cell table:style-name="ce28" office:value-type="string" calcext:value-type="string">
            <text:p>C:\Windows\explorer.exe</text:p>
          </table:table-cell>
          <table:table-cell table:style-name="ce28" office:value-type="string" calcext:value-type="string">
            <text:p>thunar</text:p>
          </table:table-cell>
          <table:table-cell table:number-columns-repeated="9"/>
        </table:table-row>
        <table:table-row table:style-name="ro16">
          <table:table-cell/>
          <table:table-cell table:style-name="ce28" office:value-type="string" calcext:value-type="string">
            <text:p>%ROOT_SCRIPTING_PATH%</text:p>
          </table:table-cell>
          <table:table-cell table:style-name="ce31" table:formula="of:=IF([.$C$3]=&quot;Windows&quot;;[.D12];[.E12])" office:value-type="string" office:string-value="NONE" calcext:value-type="string">
            <text:p>NONE</text:p>
          </table:table-cell>
          <table:table-cell table:style-name="ce28" office:value-type="string" calcext:value-type="string">
            <text:p><text:a xlink:href="file://10.236.177.4/Schneider/ScriptingPath" xlink:type="simple">\\10.236.177.4\Schneider\ScriptingPath</text:a></text:p>
          </table:table-cell>
          <table:table-cell table:style-name="ce28" office:value-type="string" calcext:value-type="string">
            <text:p>NONE</text:p>
          </table:table-cell>
          <table:table-cell table:style-name="ce27"/>
          <table:table-cell table:style-name="ce28" office:value-type="string" calcext:value-type="string">
            <text:p>notepad++</text:p>
          </table:table-cell>
          <table:table-cell table:style-name="ce31" table:formula="of:=IF([.$C$3]=&quot;Windows&quot;;[.I12];[.J12])" office:value-type="string" office:string-value="xed" calcext:value-type="string">
            <text:p>xed</text:p>
          </table:table-cell>
          <table:table-cell table:style-name="ce28" office:value-type="string" calcext:value-type="string">
            <text:p>C:\Program Files\Notepad++\notepad++.exe</text:p>
          </table:table-cell>
          <table:table-cell table:style-name="ce28" office:value-type="string" calcext:value-type="string">
            <text:p>xed</text:p>
          </table:table-cell>
          <table:table-cell table:number-columns-repeated="9"/>
        </table:table-row>
        <table:table-row table:style-name="ro6">
          <table:table-cell/>
          <table:table-cell table:style-name="ce28" office:value-type="string" calcext:value-type="string">
            <text:p>%ProgramsUser%</text:p>
          </table:table-cell>
          <table:table-cell table:style-name="ce31" table:formula="of:=IF([.$C$3]=&quot;Windows&quot;;[.D13];[.E13])" office:value-type="string" office:string-value=" " calcext:value-type="string">
            <text:p><text:s/></text:p>
          </table:table-cell>
          <table:table-cell table:style-name="ce28" office:value-type="string" calcext:value-type="string">
            <text:p>C:\Users\sesa237770\Schneider Electric\FELLER_PDM-SAP Group - General\ARCHIVE-BACKUP-SERVER 2020\Symphony_Connector_Backup\ProgramsUser</text:p>
          </table:table-cell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PyScripter</text:p>
          </table:table-cell>
          <table:table-cell table:style-name="ce31" table:formula="of:=IF([.$C$3]=&quot;Windows&quot;;[.I13];[.J13])" office:value-type="string" office:string-value="spyder" calcext:value-type="string">
            <text:p>spyder</text:p>
          </table:table-cell>
          <table:table-cell table:style-name="ce28" office:value-type="string" calcext:value-type="string">
            <text:p>C:\ProgrammeApps\PyScripter\PyScripter.exe</text:p>
          </table:table-cell>
          <table:table-cell table:style-name="ce28" office:value-type="string" calcext:value-type="string">
            <text:p>spyd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4];[.E14])" office:value-type="string" office:string-value=" " calcext:value-type="string">
            <text:p><text:s/>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SQLiteStudio</text:p>
          </table:table-cell>
          <table:table-cell table:style-name="ce31" table:formula="of:=IF([.$C$3]=&quot;Windows&quot;;[.I14];[.J14])" office:value-type="string" office:string-value="sqlitebrowser" calcext:value-type="string">
            <text:p>sqlitebrowser</text:p>
          </table:table-cell>
          <table:table-cell table:style-name="ce28" office:value-type="string" calcext:value-type="string">
            <text:p>C:\PortableApps\SQLiteStudio\SQLiteStudio.exe</text:p>
          </table:table-cell>
          <table:table-cell table:style-name="ce28" office:value-type="string" calcext:value-type="string">
            <text:p>sqlitebrows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5];[.E15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/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6];[.E16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6];[.J16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7];[.E17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7];[.J17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8];[.E18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8];[.J18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9];[.E19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9];[.J19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0];[.E20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0];[.J20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1];[.E21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1];[.J21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2];[.E22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2];[.J22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3];[.E23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3];[.J23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4];[.E24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4];[.J24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4" table:number-rows-repeated="5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 table:number-columns-repeated="14"/>
        </table:table-row>
        <table:table-row table:style-name="ro4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GIT Directory</text:p>
          </table:table-cell>
          <table:table-cell table:style-name="ce32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 table:number-columns-repeated="14"/>
        </table:table-row>
        <table:table-row table:style-name="ro4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/usr/lib/libreoffice/share/Scripts/python/</text:p>
          </table:table-cell>
          <table:covered-table-cell table:number-columns-repeated="2"/>
          <table:table-cell table:number-columns-repeated="14"/>
        </table:table-row>
        <table:table-row table:style-name="ro4" table:number-rows-repeated="10">
          <table:table-cell table:number-columns-repeated="19"/>
        </table:table-row>
        <table:table-row table:style-name="ro4">
          <table:table-cell table:number-columns-repeated="19"/>
        </table:table-row>
      </table:table>
      <table:named-expressions>
        <table:named-range table:name="CMD_01" table:base-cell-address="$'ROMS-Cockpit'.$C$23" table:cell-range-address="$'ROMS-Cockpit'.$D$88:.$E$88"/>
        <table:named-range table:name="COMANDLINE01" table:base-cell-address="$'ROMS-Cockpit'.$C$23" table:cell-range-address="$'ROMS-Cockpit'.$E$39"/>
        <table:named-range table:name="COMANDLINE02" table:base-cell-address="$'ROMS-Cockpit'.$E$59" table:cell-range-address="$'ROMS-Cockpit'.$E$67"/>
        <table:named-range table:name="Python_05" table:base-cell-address="$'ROMS-Cockpit'.$P$52" table:cell-range-address="$'ROMS-Cockpit'.$P$81"/>
        <table:named-range table:name="RND_SCREANSHOTS" table:base-cell-address="$'ROMS-Cockpit'.$E$16" table:cell-range-address="$'ROMS-Cockpit'.$E$26"/>
        <table:named-range table:name="rngPROGRAMS" table:base-cell-address="$'ROMS-Cockpit'.$G$11" table:cell-range-address="$SETUP.$G$11:.$I$24"/>
        <table:named-range table:name="rngVARIABLE" table:base-cell-address="$'ROMS-Cockpit'.$G$11" table:cell-range-address="$SETUP.$B$11:.$D$24"/>
        <table:named-range table:name="RNG_ROOT" table:base-cell-address="$'ROMS-Cockpit'.$C$12" table:cell-range-address="$'ROMS-Cockpit'.$E$23"/>
        <table:named-range table:name="RNG_ROOT_DB" table:base-cell-address="$'ROMS-Cockpit'.$E$14" table:cell-range-address="$'ROMS-Cockpit'.$E$24"/>
        <table:named-range table:name="RNG_ROOT_USB" table:base-cell-address="$'ROMS-Cockpit'.$E$15" table:cell-range-address="$'ROMS-Cockpit'.$E$25"/>
        <table:named-range table:name="RNG_ROOT_VAR" table:base-cell-address="$'ROMS-Cockpit'.$A$2" table:cell-range-address="$'ROMS-Cockpit'.$A$23"/>
        <table:named-expression table:name="RNG_TERMINAL" table:base-cell-address="$'ROMS-Cockpit'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 style:data-style-name="N2" text:time-value="13:11:55.54818552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35:15.056000000</meta:creation-date>
    <meta:generator>LibreOffice/7.6.6.3$Linux_X86_64 LibreOffice_project/60$Build-3</meta:generator>
    <dc:date>2024-04-17T17:00:42.995421955</dc:date>
    <meta:editing-duration>P1DT16H22M30S</meta:editing-duration>
    <meta:editing-cycles>34</meta:editing-cycles>
    <meta:document-statistic meta:table-count="3" meta:cell-count="201" meta:object-count="2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'=BEGIN====================================
sub TEST_RunShellByCalc

	sCMD="thunar /home/pi/Documents/Projects_DIY/2024-ROMS-DB/ROM_DB_PY"
	
	call  RunShellByCalc(sCMD)
		
end sub

sub RunShellByCalc( sCMD)

	sPathThis= ThisComponent.getURL()
    sPathThis="/home/pi/Documents/Projects_DIY/2024-ROMS-DB/ROM_DB_PY"
    
    sBashFile = "shellbycalc.sh"
    sPathFile=sPathThis+"/"+sBashFile
  
		    
		    Open sPathfile For Output As #1
		    
		    	Print #1," #!/bin/bash"  
		    	Print #1,"" 
		    	Print #1,sCMD
		     
		    Close 1
	
    sRUN_CMD="bash " + sPathFile
    
	x = Shell(sRUN_CMD)
	
end sub
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